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size="16pt" style:font-size-asian="16pt" style:font-size-complex="16pt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7" style:family="table-cell" style:parent-style-name="Default" style:data-style-name="N0">
      <style:text-properties fo:font-size="14pt" style:font-size-asian="14pt" style:font-size-complex="14pt"/>
    </style:style>
    <style:style style:name="co1" style:family="table-column">
      <style:table-column-properties fo:break-before="auto" style:column-width="9.81604166666667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Benodigdheden</text:p>
          </table:table-cell>
          <table:table-cell office:value-type="string" table:style-name="ce3">
            <text:p>eenheidsprijs</text:p>
          </table:table-cell>
          <table:table-cell office:value-type="string" table:style-name="ce3">
            <text:p>aantal</text:p>
          </table:table-cell>
          <table:table-cell office:value-type="string" table:style-name="ce3">
            <text:p>prijs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1">
            <text:p>Arduino nano 33 iot</text:p>
          </table:table-cell>
          <table:table-cell office:value-type="float" office:value="240" table:style-name="ce5">
            <text:p>240</text:p>
          </table:table-cell>
          <table:table-cell office:value-type="float" office:value="1" table:style-name="ce5">
            <text:p>1</text:p>
          </table:table-cell>
          <table:table-cell office:value-type="float" office:value="240" table:formula="of:= [.B2]*[.C2]" table:style-name="ce1">
            <text:p>24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Breadboard Full-size</text:p>
          </table:table-cell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105" table:formula="of:= [.B3]*[.C3]" table:style-name="ce1">
            <text:p>10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embraanpomp 12V 4.8 bar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350" table:formula="of:= [.B4]*[.C4]" table:style-name="ce1">
            <text:p>35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icro Metal Gear Motor 100:1 HP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320" table:formula="of:= [.B5]*[.C5]" table:style-name="ce1">
            <text:p>32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errycan 10L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50" table:formula="of:= [.B6]*[.C6]" table:style-name="ce1">
            <text:p>15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kerBeam Hoekverbinding 90°</text:p>
          </table:table-cell>
          <table:table-cell office:value-type="float" office:value="7.5" table:style-name="ce1">
            <text:p>7,5</text:p>
          </table:table-cell>
          <table:table-cell office:value-type="float" office:value="13" table:style-name="ce1">
            <text:p>13</text:p>
          </table:table-cell>
          <table:table-cell office:value-type="float" office:value="97.5" table:formula="of:= [.B7]*[.C7]" table:style-name="ce1">
            <text:p>97,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kerBeam Hoekverbinding 90° buitenhoek</text:p>
          </table:table-cell>
          <table:table-cell office:value-type="float" office:value="7.5" table:style-name="ce1">
            <text:p>7,5</text:p>
          </table:table-cell>
          <table:table-cell office:value-type="float" office:value="17" table:style-name="ce1">
            <text:p>17</text:p>
          </table:table-cell>
          <table:table-cell office:value-type="float" office:value="127.5" table:formula="of:= [.B8]*[.C8]" table:style-name="ce1">
            <text:p>127,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Whadda WPSE470 waterflowsensor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50" table:formula="of:= [.B9]*[.C9]" table:style-name="ce1">
            <text:p>15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B Webcam 1080P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350" table:formula="of:= [.B10]*[.C10]" table:style-name="ce1">
            <text:p>35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tep-Down Voltage Regulator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50" table:formula="of:= [.B11]*[.C11]" table:style-name="ce1">
            <text:p>15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werbank</text:p>
          </table:table-cell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180" table:formula="of:= [.B12]*[.C12]" table:style-name="ce1">
            <text:p>18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lexibele slang 10mm (eenheidsprijs/m)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0" table:formula="of:= [.B13]*[.C13]" table:style-name="ce1">
            <text:p>4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langenklemmen 10mm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5" table:formula="of:= [.B14]*[.C14]" table:style-name="ce1">
            <text:p>1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DF (prijs per m²)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formula="of:= [.B15]*[.C15]" table:style-name="ce1">
            <text:p>4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Arms with 33 3 mm holes spaced 5 mm apart (10 x 170 mm)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0" table:formula="of:= [.B16]*[.C16]" table:style-name="ce1">
            <text:p>1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our-hole L-shaped brackets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formula="of:= [.B17]*[.C17]" table:style-name="ce1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akerBeam profiel 200 mm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280" table:formula="of:= [.B18]*[.C18]" table:style-name="ce1">
            <text:p>28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akerBeam profiel 300 mm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320" table:formula="of:= [.B19]*[.C19]" table:style-name="ce1">
            <text:p>32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ual Drive DRV8833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70" table:formula="of:= [.B20]*[.C20]" table:style-name="ce1">
            <text:p>7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niversele Hub voor 3mm assen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60" table:formula="of:= [.B21]*[.C21]" table:style-name="ce1">
            <text:p>6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Relais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80" table:formula="of:= [.B22]*[.C22]" table:style-name="ce1">
            <text:p>8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cro metal gear motor beugel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5" table:formula="of:= [.B23]*[.C23]" table:style-name="ce1">
            <text:p>2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<text:a xlink:href="https://www.gotron.be/energie/voedingen/gestabiliseerd/universele-voeding-met-vaste-uitgangsspanning-12v-5a.html">Universele voeding met vaste uitgangsspanning 12V - 5A</text:a>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50" table:formula="of:= [.B24]*[.C24]" table:style-name="ce1">
            <text:p>15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6">
            <text:p>TOTAAL:</text:p>
          </table:table-cell>
          <table:table-cell office:value-type="float" office:value="3315" table:formula="of:=SUM([.D2:.D24])" table:style-name="ce7">
            <text:p>3315</text:p>
          </table:table-cell>
          <table:table-cell table:number-columns-repeated="16380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jesse</meta:initial-creator>
    <dc:creator>jesse</dc:creator>
    <meta:creation-date>2023-05-19T09:58:11Z</meta:creation-date>
    <dc:date>2023-05-19T10:19:37Z</dc:date>
    <meta:editing-duration>PT0S</meta:editing-duration>
  </office:meta>
</office:document-meta>
</file>